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Context.getRo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createRelativeURL( URL rootURL , String relativ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llyContext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unScript( File file , XMLOutput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llyContext.runScript( URL url , XML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Context.findVariabl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ellyContext.setInherit( boolean inher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isTagLibraryRegistered( String namespa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llyContext.newJellyContext( Map new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Context.getSystem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Contex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llyContext.runScript( String uri , XMLOutput output , boolean export , boolean inher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llyContext.setCurrentURL( URL curren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emoveVariable( String name , String sco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Context.isExport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JellyContext( JellyContext parentJellyContext , URL curren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Context.setCacheTags( boolean cache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setExport( boolean ex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unScript( URL url , XMLOutput output , boolean export , boolean inher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isSuppressExpression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egisterTagLibrary( String namespaceURI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Context.getResource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ellyContext.runScript( String uri , XMLOutput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llyContext.JellyContext( JellyContext parentJellyContext , URL rootURL , URL curren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Context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clear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compileScript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ellyContext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isEx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emov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getTagLibrary( String namespace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ellyContext.JellyContext( URL rootURL , URL curren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llyContext.getX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Context.getJellyContextURL( Input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llyContext.setVariable( String name , String scope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Context.getVariabl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ellyContext.getCurren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getResourceAsStream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ellyContext.setRootURL( URL roo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isInher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unScript( InputSource source , XMLOutput output , boolean export , boolean inher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ellyContext.setVariables( Map variab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llyContext.runScript( File file , XMLOutput output , boolean export , boolean inher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llyContext.setExportLibraries( boolean exportLibra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setUseContextClassLoader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createChil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createX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egisterTagLibrary( String namespaceURI , TagLibrary tagli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Contex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JellyContext( URL roo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setSuppressExpressionExceptions( boolean suppressExpression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compileScript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llyContext.newJell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runScript( InputSource source , XML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Context.setParent( Jelly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llyContext.getSco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Context.JellyContext( Jelly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Context.getUse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Jell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Context.getVariable( String name , String sco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llyContext.isCache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Context.getJellyContex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Context.compileScript( Input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llyContext.setVariable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